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0bd1c"/>
    </style:style>
    <style:style style:name="P2" style:family="paragraph" style:parent-style-name="Standard" style:master-page-name="Standard">
      <style:paragraph-properties style:page-number="auto"/>
      <style:text-properties officeooo:paragraph-rsid="0010bd1c"/>
    </style:style>
    <style:style style:name="T1" style:family="text">
      <style:text-properties officeooo:rsid="0011f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herlock Holmes. Obras Completas (I)</text:p>
      <text:p text:style-name="P1">por Sir Arthur Conan Doyle</text:p>
      <text:p text:style-name="P1">Índice Tomo I</text:p>
      <text:p text:style-name="P1">Narrativa I. Estudio en Escarlata<text:tab/>11</text:p>
      <text:p text:style-name="P1">Narrativa II. El signo de los cuatro<text:tab/>111</text:p>
      <text:p text:style-name="P1">Narrativa III. El sabueso de los Baskerville<text:tab/>207</text:p>
      <text:p text:style-name="P1">Relatos I. Memorias de Sherlock Holmes<text:tab/>343</text:p>
      <text:p text:style-name="P1">Relatos II. Las aventuras de Sherlock Holmes<text:tab/>530</text:p>
      <text:p text:style-name="P1">Relatos III. Sherlock Holmes sigue en pie<text:tab/>634</text:p>
      <text:p text:style-name="P1">Estudio <text:span text:style-name="T1">e</text:span>n Escarlata</text:p>
      <text:p text:style-name="P1">Desde luego no era difícil convivir con Holmes. Resultó hombre de maneras apacibles y de costumbres regulares.</text:p>
      <text:p text:style-name="P1">No era medicina lo que estudiaba. [...] Tampoco parecía haber seguido en sus lecturas ninguna norma que pudiera calificarlo para graduarse en una ciencia determinada o para entrar en uno de los pórticos que dan acceso al mundo de la sabiduría. Pero, con todo eso, era extraordinario su afán por ciertas materias de estudio, y sus conocimientos, dentro de límites excéntricos, eran tan notablemente amplios y detallados, que las observaciones que él hacía me asombraban bastante.</text:p>
      <text:p text:style-name="P1">Tan notable como lo que sabía era lo que ignoraba [..]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22:09:15.618000000</meta:creation-date>
    <dc:date>2017-07-10T20:49:17.846000000</dc:date>
    <meta:editing-duration>PT40S</meta:editing-duration>
    <meta:editing-cycles>3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13" meta:word-count="165" meta:character-count="997" meta:non-whitespace-character-count="845"/>
  </office:meta>
</office:document-meta>
</file>